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Times New           Roman" svg:font-family="'Times New           Roman', serif"/>
    <style:font-face style:name="Times New         Roman" svg:font-family="'Times New         Roman', serif"/>
    <style:font-face style:name="Cantarell" svg:font-family="Cantarell" style:font-family-generic="swis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agraph-properties fo:text-align="justify" style:justify-single-word="false"/>
      <style:text-properties fo:language="en" fo:country="GB" fo:font-weight="bold" style:font-weight-asian="bold" style:font-weight-complex="bold"/>
    </style:style>
    <style:style style:name="T1" style:family="text">
      <style:text-properties fo:language="en" fo:country="GB"/>
    </style:style>
    <style:style style:name="T2" style:family="text">
      <style:text-properties fo:language="en" fo:country="GB"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Principle 10: Members and Beneficiaries (protection of rights)</text:p>
      <text:p text:style-name="P1"><text:span text:style-name="T2">61. </text:span><text:span text:style-name="T1">The board should communicate aspects of the operation of the fund, including the performance of the fund's investments, which are of relevance to members and which will assist the membership of the fund to assess the credibility and trustworthiness of the administration of the fund and the delivery of benefits. The fund should establish a communication policy reflecting the board's commitment to this and other aspects of disclosure decided by the board, which should be made available to the membership of the fund.</text:span></text:p>
      <text:p text:style-name="P1"><text:span text:style-name="T2">62.</text:span><text:span text:style-name="T1"> All communication with members, beneficiaries and the stakeholders should be responded to promptly by or on behalf of the board and with thoroughness and respect. In particular, complaints by members or any other person, which are directed to the fund, should be treated seriously at least and noted by the board.</text:span></text:p>
      <text:p text:style-name="P1"><text:span text:style-name="T2">63.</text:span><text:span text:style-name="T1"> Where a fund offers member investment choice, the details of the investments in respect of which members may make an election should be described setting out the severity of any associated risk and the performance benchmarks, as well as the underlying type of investments. Members should be able to make an informed decision from such information. Members should also be reminded periodically of the need to review the investment choices made by them. In a defined contribution arrangement with individual investment choice, it should be made clear that the member bears the investment risk. In certain cases the fund may require that basic training be provided by the fund to ensure that the members understand the operations of the fund and investments. The fund should also communicate to stakeholders any Pension Fund Adjudicator determinations against the fund, regulatory issues raised by the Registrar and all deviations from policy, rules, etc.</text:span></text:p>
      <text:p text:style-name="P1"><text:span text:style-name="T2">64.</text:span><text:span text:style-name="T1"> The board should consider holding an annual general meeting at which fund issues can be discussed, provided this is practical and cost-effective. It would be appropriate at such a meeting that the financial of the fund as well as the performance of the investments be tabled and discussed. Members should be reminded that they may not pass resolutions which bind the board. The meeting should preferably be chaired by the chairperson of the board.</text:span></text:p>
      <text:p text:style-name="P1"><text:span text:style-name="T2">65.</text:span><text:span text:style-name="T1"> The fund's investment performance. the average costs per member and also, in respect of any fund which has independent board members, the fees and disbursements paid to or in respect of them, must be communicated to members at least once a year. Members should also be aware of who the service <text:line-break/>providers of the fund are.</text:span></text:p>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ans-serif"/>
    <style:font-face style:name="Times New           Roman" svg:font-family="'Times New           Roman', serif"/>
    <style:font-face style:name="Times New         Roman" svg:font-family="'Times New         Roman', serif"/>
    <style:font-face style:name="Cantarell" svg:font-family="Cantarell" style:font-family-generic="swis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ven Fourie</meta:initial-creator>
    <meta:creation-date>2012-07-18T09:00:07</meta:creation-date>
    <dc:date>2012-07-18T10:14:16</dc:date>
    <dc:creator>Steven Fourie</dc:creator>
    <meta:editing-duration>PT51M23S</meta:editing-duration>
    <meta:editing-cycles>2</meta:editing-cycles>
    <meta:generator>LibreOffice/3.5$Linux_X86_64 LibreOffice_project/350m1$Build-3</meta:generator>
    <meta:document-statistic meta:table-count="0" meta:image-count="0" meta:object-count="0" meta:page-count="1" meta:paragraph-count="6" meta:word-count="427" meta:character-count="2634" meta:non-whitespace-character-count="2212"/>
  </office:meta>
</office:document-meta>
</file>